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list-style-name="L1">
      <style:text-properties officeooo:rsid="00090282" officeooo:paragraph-rsid="00090282"/>
    </style:style>
    <style:style style:name="P2" style:family="paragraph" style:parent-style-name="Standard" style:list-style-name="L1">
      <style:text-properties officeooo:rsid="002559bd" officeooo:paragraph-rsid="002559bd"/>
    </style:style>
    <style:style style:name="P3" style:family="paragraph" style:parent-style-name="Text_20_body">
      <style:text-properties officeooo:rsid="00090282" officeooo:paragraph-rsid="00090282"/>
    </style:style>
    <style:style style:name="P4" style:family="paragraph" style:parent-style-name="Text_20_body">
      <style:text-properties officeooo:rsid="001581b2" officeooo:paragraph-rsid="001581b2"/>
    </style:style>
    <style:style style:name="P5" style:family="paragraph" style:parent-style-name="Text_20_body">
      <style:text-properties officeooo:rsid="0009ad5d" officeooo:paragraph-rsid="0009ad5d"/>
    </style:style>
    <style:style style:name="P6" style:family="paragraph" style:parent-style-name="Text_20_body">
      <style:text-properties officeooo:rsid="000d3b48" officeooo:paragraph-rsid="000d3b48"/>
    </style:style>
    <style:style style:name="P7" style:family="paragraph" style:parent-style-name="Heading_20_2">
      <style:text-properties officeooo:paragraph-rsid="002559bd"/>
    </style:style>
    <style:style style:name="P8" style:family="paragraph" style:parent-style-name="Text_20_body">
      <style:text-properties officeooo:paragraph-rsid="002559bd"/>
    </style:style>
    <style:style style:name="P9" style:family="paragraph" style:parent-style-name="Heading_20_2" style:list-style-name=""/>
    <style:style style:name="P10" style:family="paragraph" style:parent-style-name="Text_20_body">
      <style:text-properties officeooo:paragraph-rsid="000f5b28"/>
    </style:style>
    <style:style style:name="T1" style:family="text">
      <style:text-properties officeooo:rsid="00138e99"/>
    </style:style>
    <style:style style:name="T2" style:family="text">
      <style:text-properties officeooo:rsid="001eeb7a"/>
    </style:style>
    <style:style style:name="T3" style:family="text">
      <style:text-properties officeooo:rsid="0011076f"/>
    </style:style>
    <style:style style:name="T4" style:family="text">
      <style:text-properties officeooo:rsid="000d9b2d"/>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ebsite</text:h>
      <text:p text:style-name="Text_20_body">Domain name --- &gt; VPN --- &gt; Nginx --- &gt; media, react </text:p>
      <text:p text:style-name="Text_20_body"><text:tab/><text:tab/><text:tab/><text:tab/> <text:s text:c="4"/><text:span text:style-name="T1">|-----</text:span>--- &gt; api, socket --- &gt; gunicorn --- &gt; django</text:p>
      <text:h text:style-name="Heading_20_1" text:outline-level="1">Mục tiêu trang web</text:h>
      <text:list text:style-name="L1">
        <text:list-item>
          <text:list>
            <text:list-item>
              <text:p text:style-name="P1">Bán hàng</text:p>
            </text:list-item>
            <text:list-item>
              <text:p text:style-name="P1">Lên hóa đơn</text:p>
            </text:list-item>
            <text:list-item>
              <text:p text:style-name="P1">Thanh toán trực tuyến</text:p>
            </text:list-item>
            <text:list-item>
              <text:p text:style-name="P1">Xác nhận tiến độ đơn hàng</text:p>
            </text:list-item>
            <text:list-item>
              <text:p text:style-name="P1"/>
            </text:list-item>
            <text:list-item>
              <text:p text:style-name="P1">Xem chi tiết sản phẩm</text:p>
            </text:list-item>
            <text:list-item>
              <text:p text:style-name="P1">Bình luận, đánh giá, trả lời bình luận</text:p>
            </text:list-item>
            <text:list-item>
              <text:p text:style-name="P2">Level, xếp hạng khách hàng</text:p>
            </text:list-item>
          </text:list>
        </text:list-item>
      </text:list>
      <text:h text:style-name="Heading_20_2" text:outline-level="2" text:is-list-header="true">Hướng đi của người dùng:</text:h>
      <text:p text:style-name="Text_20_body">- Đăng nhập --- &gt; Home --- &gt; 1 sản phẩm --- &gt; Giỏ hàng --- &gt; Đặt hàng</text:p>
      <text:p text:style-name="Text_20_body">- Cá nhân --- &gt; Đơn của tôi --- &gt; 1 đơn --- &gt; trạng thái đơn, hủy đơn, thanh toán đơn --- &gt; admin duyệt/hủy đơn --- &gt; Thông báo</text:p>
      <text:p text:style-name="Text_20_body">- Yêu cầu hoàn tiền --- &gt; admin duyệt --- &gt; thông báo</text:p>
      <text:p text:style-name="Text_20_body">- Liên hệ </text:p>
      <text:h text:style-name="Heading_20_2" text:outline-level="2">Đăng nhập</text:h>
      <text:p text:style-name="Text_20_body">- Đăng nhập </text:p>
      <text:p text:style-name="Text_20_body">- Đăng ký</text:p>
      <text:h text:style-name="Heading_20_2" text:outline-level="2">Cá nhân</text:h>
      <text:p text:style-name="Text_20_body">- Thông tin cơ bản</text:p>
      <text:p text:style-name="Text_20_body">- Danh hiệu</text:p>
      <text:p text:style-name="Text_20_body">- Số dư</text:p>
      <text:p text:style-name="Text_20_body">- Đơn của tôi: bao gồm tất cả các đơn ở tất cả trạng thái </text:p>
      <text:h text:style-name="Heading_20_2" text:outline-level="2">Home</text:h>
      <text:p text:style-name="Text_20_body">- Hình cửa tiệm</text:p>
      <text:p text:style-name="Text_20_body">- Sản phẩm:</text:p>
      <text:p text:style-name="P3"><text:tab/>+ bánh kem</text:p>
      <text:p text:style-name="P3"><text:tab/>+ Bánh lạnh</text:p>
      <text:p text:style-name="P3"><text:tab/>+ Bánh bông lan</text:p>
      <text:p text:style-name="P3"><text:tab/>+ Bánh mì</text:p>
      <text:h text:style-name="Heading_20_2" text:outline-level="2"><text:soft-page-break/>Chi tiết 1 sản phẩm</text:h>
      <text:p text:style-name="Text_20_body">- Thông tin sản phẩm: Giá, nguyên liệu, giới thiệu..</text:p>
      <text:p text:style-name="Text_20_body">- Bình luận</text:p>
      <text:p text:style-name="Text_20_body"><text:tab/><text:span text:style-name="T2">+ Chỉnh sửa bình luận</text:span></text:p>
      <text:p text:style-name="P3"><text:tab/>+ Xem rank của người bình luận</text:p>
      <text:p text:style-name="P3"><text:tab/><text:tab/>++ Đối tác chiến lược toàn diện</text:p>
      <text:p text:style-name="P3"><text:tab/><text:tab/>++ Đối tác chiến lược</text:p>
      <text:p text:style-name="P3"><text:tab/><text:tab/>++ Khách quen</text:p>
      <text:p text:style-name="P3"><text:tab/><text:tab/>++ Khách mới</text:p>
      <text:p text:style-name="P3"><text:tab/><text:tab/>++ Khách lạ </text:p>
      <text:p text:style-name="P3"><text:tab/>+ Click vào tên người bình luận hiện ra thông tin của người đó</text:p>
      <text:p text:style-name="P3"><text:tab/>+ Trả lời bình luận</text:p>
      <text:p text:style-name="P4"><text:tab/>+ Nhận thông báo</text:p>
      <text:p text:style-name="P3">- Thêm vào giỏ hàng</text:p>
      <text:p text:style-name="P3">- Gợi ý sản phẩm tương tự</text:p>
      <text:h text:style-name="Heading_20_2" text:outline-level="2">Giỏ hàng</text:h>
      <text:p text:style-name="P3">- Chọn các sản phẩm muốn đặt hàng</text:p>
      <text:p text:style-name="P3">- Tính giá trước</text:p>
      <text:p text:style-name="P3">- Bấm nút đặt hàng sẽ chuyển qua trang đặt hàng</text:p>
      <text:h text:style-name="Heading_20_2" text:outline-level="2">Đặt <text:s/>hàng</text:h>
      <text:p text:style-name="Text_20_body">- Điền thông tin</text:p>
      <text:p text:style-name="Text_20_body">- Tự lưu thông tin</text:p>
      <text:p text:style-name="Text_20_body">- Chọn vị trí giao hàng hoặc tại cửa hàng</text:p>
      <text:p text:style-name="Text_20_body">- Khách chọn quận, phường, và ghi địa chỉ chi tiết</text:p>
      <text:p text:style-name="Text_20_body">- Chọn phương thức thanh toán</text:p>
      <text:p text:style-name="P5"><text:tab/>+ Thanh toán khi nhận hàng</text:p>
      <text:p text:style-name="P5"><text:tab/>+ Thanh toán trực tuyến</text:p>
      <text:p text:style-name="P5">- Bấm đặt hàng. COD thì bỏ qua, thanh toán trực tuyến sẽ tạo 1 mã qr cho khách</text:p>
      <text:p text:style-name="P5">- Khách thoát, đơn hàng vẫn lưu vào đơn của tôi, trạng thái chưa thanh toán</text:p>
      <text:p text:style-name="P5"><text:tab/>+ Khách vào lại đơn của tôi, QR còn thời gian vẫn có thể thanh toán nếu hết thời gian khách <text:tab/>có thể thanh toán bằng COD hoặc thanh toán trực tuyến </text:p>
      <text:p text:style-name="P5">- Khách thanh toán:</text:p>
      <text:p text:style-name="P5"><text:tab/>+ Thanh toán thiếu tiền. chuyển đơn sang trạng thái đã thanh toán, bao gồm cash và credit <text:tab/>card</text:p>
      <text:p text:style-name="P5"><text:soft-page-break/><text:tab/>+ Thanh toán đủ tiền. Mọi thứ ok</text:p>
      <text:p text:style-name="P5"><text:tab/>+ Thanh toán dư tiền. Tiền dư sẽ chuyển vào số dư</text:p>
      <text:h text:style-name="Heading_20_2" text:outline-level="2">Đơn của tôi </text:h>
      <text:p text:style-name="Text_20_body">- Hiện toàn bộ các đơn ở tất cả các trạng thái</text:p>
      <text:p text:style-name="Text_20_body">- Khách có thể hủy đơn trước khi chủ xác nhận đơn hàng. Nếu đã thanh toán trực tuyến, tiền khách hủy sẽ cộng vào số dư </text:p>
      <text:p text:style-name="Text_20_body">- 1 đơn bao gồm các trạng thái:</text:p>
      <text:p text:style-name="P6"><text:tab/>+ Chưa thanh toán</text:p>
      <text:p text:style-name="P6"><text:tab/>+ Đã thanh toán</text:p>
      <text:p text:style-name="P6"><text:tab/>+ Khách hủy</text:p>
      <text:p text:style-name="P6"><text:tab/>+ Chủ hủy</text:p>
      <text:p text:style-name="P6"><text:tab/>+ Làm xong bánh</text:p>
      <text:p text:style-name="P6"><text:tab/>+ Giao hàng</text:p>
      <text:p text:style-name="P6"><text:tab/>+ Hoàn tất</text:p>
      <text:p text:style-name="P6">- 1 đơn xem thông tin chi tiết 1 đơn. thời gian trạng thái. Biên lai chuyển khoản.</text:p>
      <text:h text:style-name="Heading_20_2" text:outline-level="2">Thông báo</text:h>
      <text:p text:style-name="Text_20_body">Nhận thông báo về bình luận, tăng rank, và đơn hàng. Hiện thông báo trên trang home. Có chế độ đã đọc, tin nào chưa đọc sẽ hiện dấu màu đỏ.</text:p>
      <text:h text:style-name="Heading_20_2" text:outline-level="2">Admin - Các đơn </text:h>
      <text:p text:style-name="Text_20_body">Xem được tình trạng của toàn bộ đơn</text:p>
      <text:h text:style-name="Heading_20_2" text:outline-level="2">Admin - 1 đơn</text:h>
      <text:p text:style-name="Text_20_body">- Thông tin đơn hàng</text:p>
      <text:p text:style-name="Text_20_body">- Duyệt hay hủy đơn. Nếu khách đã thanh toán trực tuyến, tiền đã thanh toán chuyển vào số dư</text:p>
      <text:p text:style-name="Text_20_body">- Cập nhật các trạng thái tiếp theo của đơn.</text:p>
      <text:p text:style-name="Text_20_body">- Gửi thông báo</text:p>
      <text:p text:style-name="Text_20_body">- Khi đơn hoàn tất sẽ xét có thăng rank hay không, nếu có gửi thông báo</text:p>
      <text:h text:style-name="P7" text:outline-level="2">Django admin</text:h>
      <text:p text:style-name="P8">Tạo bài viết mô tả cho mỗi sản phẩm</text:p>
      <text:p text:style-name="P8">Thay đổi hình slider</text:p>
      <text:p text:style-name="P8">Thay đổi hình, thêm hình category, sửa khung level </text:p>
      <text:h text:style-name="P9" text:outline-level="2">Số dư</text:h>
      <text:p text:style-name="Text_20_body">- Xem được số dư</text:p>
      <text:p text:style-name="P10"><text:soft-page-break/>- Xem biến động số dư, nguyên gì</text:p>
      <text:p text:style-name="P10"><text:tab/><text:span text:style-name="T3">+ </text:span>Khách chuyển dư tiền vào đơn</text:p>
      <text:p text:style-name="Text_20_body"><text:tab/><text:span text:style-name="T3">+ </text:span>Khách hủy đơn</text:p>
      <text:p text:style-name="Text_20_body"><text:tab/><text:span text:style-name="T3">+ </text:span>Chủ hủy đơn</text:p>
      <text:p text:style-name="Text_20_body"><text:tab/><text:span text:style-name="T3">+ </text:span>Admin hoàn tiền</text:p>
      <text:p text:style-name="Text_20_body"><text:tab/><text:span text:style-name="T3">+ </text:span>Nạp thêm đặc biệt</text:p>
      <text:p text:style-name="Text_20_body"/>
      <text:p text:style-name="Standard">- Gửi yêu cầu hoàn tiền:</text:p>
      <text:p text:style-name="Text_20_body"><text:span text:style-name="T4"><text:tab/>+ </text:span>Điền tên ngân hàng, số tài khoản, tên người nhận và gửi yêu cầu</text:p>
      <text:h text:style-name="Heading_20_2" text:outline-level="2">Admin xét duyệt yêu cầu hoàn tiền </text:h>
      <text:p text:style-name="Text_20_body">- Xem các yêu cầu hoàn tiền</text:p>
      <text:p text:style-name="Text_20_body">- Xem 1 yêu cầu hoàn tiền</text:p>
      <text:p text:style-name="Text_20_body">- Xuất tất cả biến động số dư của người này kèm theo các đơn hàng của người này</text:p>
      <text:p text:style-name="Text_20_body">- admin bấm nút chấp nhận hoàn tiền. Máy tạo mã QR cho admin gửi tiền</text:p>
      <text:p text:style-name="Text_20_body">- Tiền cộng hay trừ tùy thuộc vào số tiền admin gửi đi. Mã QR yêu cầu admin chuyển đúng toàn bộ số tiền khách có.</text:p>
      <text:p text:style-name="Text_20_body">- Gửi thông báo</text:p>
      <text:p text:style-name="Text_20_body"/>
      <text:h text:style-name="Heading_20_2" text:outline-level="2">Liên hệ </text:h>
      <text:p text:style-name="Text_20_body">Nếu chưa đăng nhập nút gọi, facebook, zalo sẽ hiện ở trang home. Khi đăng nhập sẽ tắt nút đó đi</text:p>
      <text:p text:style-name="Text_20_body">- Số điện thoại, facebook, zalo</text:p>
      <text:p text:style-name="Text_20_body">- Đội ngũ</text:p>
      <text:p text:style-name="Text_20_body">- Xử lý các vấn đề về chuyển tiề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2083in" fo:margin-bottom="0.607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3:39:33.284872472</meta:creation-date>
    <dc:date>2024-12-08T21:24:06.149326289</dc:date>
    <meta:editing-duration>PT1H45M29S</meta:editing-duration>
    <meta:editing-cycles>12</meta:editing-cycles>
    <meta:generator>LibreOffice/24.8.3.2$Linux_X86_64 LibreOffice_project/480$Build-2</meta:generator>
    <meta:document-statistic meta:table-count="0" meta:image-count="0" meta:object-count="0" meta:page-count="4" meta:paragraph-count="114" meta:word-count="874" meta:character-count="3721" meta:non-whitespace-character-count="2906"/>
  </office:meta>
</office:document-meta>
</file>